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5.905cm" svg:y="5.067cm">
            <draw:object draw:notify-on-update-of-ranges="Sheet1.A1:Sheet1.A1 Sheet1.A2:Sheet1.A5 Sheet1.B1:Sheet1.B1 Sheet1.B2:Sheet1.B5 Sheet1.C1:Sheet1.C1 Sheet1.C2:Sheet1.C5 Sheet1.D1:Sheet1.D1 Sheet1.D2:Sheet1.D5 Sheet1.E1:Sheet1.E1 Sheet1.E2:Sheet1.E5 Sheet1.F1:Sheet1.F1 Sheet1.F2:Sheet1.F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  <table:table-cell office:value-type="string" calcext:value-type="string">
            <text:p>10^7</text:p>
          </table:table-cell>
        </table:table-row>
        <table:table-row table:style-name="ro1">
          <table:table-cell office:value-type="string" calcext:value-type="string">
            <text:p>1 / 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/ 8</text:p>
          </table:table-cell>
          <table:table-cell table:formula="of:=[.B41]/[.B42]" office:value-type="float" office:value="1.37320670458947" calcext:value-type="float">
            <text:p>1,3732067046</text:p>
          </table:table-cell>
          <table:table-cell table:formula="of:=[.C41]/[.C42]" office:value-type="float" office:value="4.51551899993104" calcext:value-type="float">
            <text:p>4,5155189999</text:p>
          </table:table-cell>
          <table:table-cell table:formula="of:=[.D41]/[.D42]" office:value-type="float" office:value="6.2758599048759" calcext:value-type="float">
            <text:p>6,2758599049</text:p>
          </table:table-cell>
          <table:table-cell table:formula="of:=[.E41]/[.E42]" office:value-type="float" office:value="4.14069168188252" calcext:value-type="float">
            <text:p>4,1406916819</text:p>
          </table:table-cell>
          <table:table-cell table:formula="of:=[.F41]/[.F42]" office:value-type="float" office:value="1.80398933107347" calcext:value-type="float">
            <text:p>1,8039893311</text:p>
          </table:table-cell>
        </table:table-row>
        <table:table-row table:style-name="ro1">
          <table:table-cell office:value-type="string" calcext:value-type="string">
            <text:p>8 / 1</text:p>
          </table:table-cell>
          <table:table-cell table:style-name="ce1" table:formula="of:=[.B41]/[.B43]" office:value-type="float" office:value="0.922406470718773" calcext:value-type="float">
            <text:p>0,9224064707</text:p>
          </table:table-cell>
          <table:table-cell table:style-name="ce1" table:formula="of:=[.C41]/[.C43]" office:value-type="float" office:value="3.34437344244402" calcext:value-type="float">
            <text:p>3,3443734424</text:p>
          </table:table-cell>
          <table:table-cell table:style-name="ce1" table:formula="of:=[.D41]/[.D43]" office:value-type="float" office:value="6.24843789052737" calcext:value-type="float">
            <text:p>6,2484378905</text:p>
          </table:table-cell>
          <table:table-cell table:style-name="ce1" table:formula="of:=[.E41]/[.E43]" office:value-type="float" office:value="7.8463085754062" calcext:value-type="float">
            <text:p>7,8463085754</text:p>
          </table:table-cell>
          <table:table-cell table:style-name="ce1" table:formula="of:=[.F41]/[.F43]" office:value-type="float" office:value="5.8225475704097" calcext:value-type="float">
            <text:p>5,8225475704</text:p>
          </table:table-cell>
        </table:table-row>
        <table:table-row table:style-name="ro1">
          <table:table-cell office:value-type="string" calcext:value-type="string">
            <text:p>8 / 8</text:p>
          </table:table-cell>
          <table:table-cell table:style-name="ce1" table:formula="of:=[.B41]/[.B44]" office:value-type="float" office:value="1.09459668070139" calcext:value-type="float">
            <text:p>1,0945966807</text:p>
          </table:table-cell>
          <table:table-cell table:style-name="ce1" table:formula="of:=[.C41]/[.C44]" office:value-type="float" office:value="6.47281638769362" calcext:value-type="float">
            <text:p>6,4728163877</text:p>
          </table:table-cell>
          <table:table-cell table:style-name="ce1" table:formula="of:=[.D41]/[.D44]" office:value-type="float" office:value="10.4110634901355" calcext:value-type="float">
            <text:p>10,4110634901</text:p>
          </table:table-cell>
          <table:table-cell table:style-name="ce1" table:formula="of:=[.E41]/[.E44]" office:value-type="float" office:value="23.4375" calcext:value-type="float">
            <text:p>23,4375</text:p>
          </table:table-cell>
          <table:table-cell table:style-name="ce1" table:formula="of:=[.F41]/[.F44]" office:value-type="float" office:value="14.1180497126478" calcext:value-type="float">
            <text:p>14,1180497126</text:p>
          </table:table-cell>
        </table:table-row>
        <table:table-row table:style-name="ro1">
          <table:table-cell table:number-columns-repeated="5"/>
          <table:table-cell table:style-name="ce1"/>
        </table:table-row>
        <table:table-row table:style-name="ro1" table:number-rows-repeated="25"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  <table:table-cell office:value-type="string" calcext:value-type="string">
            <text:p>10^7</text:p>
          </table:table-cell>
        </table:table-row>
        <table:table-row table:style-name="ro1">
          <table:table-cell office:value-type="string" calcext:value-type="string">
            <text:p>1 /1</text:p>
          </table:table-cell>
          <table:table-cell office:value-type="float" office:value="36.1623" calcext:value-type="float">
            <text:p>36,1623</text:p>
          </table:table-cell>
          <table:table-cell office:value-type="float" office:value="248.806" calcext:value-type="float">
            <text:p>248,806</text:p>
          </table:table-cell>
          <table:table-cell office:value-type="float" office:value="420" calcext:value-type="float">
            <text:p>420</text:p>
          </table:table-cell>
          <table:table-cell office:value-type="float" office:value="306.6" calcext:value-type="float">
            <text:p>306,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1 / 8</text:p>
          </table:table-cell>
          <table:table-cell office:value-type="float" office:value="26.3342" calcext:value-type="float">
            <text:p>26,3342</text:p>
          </table:table-cell>
          <table:table-cell office:value-type="float" office:value="55.1002" calcext:value-type="float">
            <text:p>55,1002</text:p>
          </table:table-cell>
          <table:table-cell office:value-type="float" office:value="66.9231" calcext:value-type="float">
            <text:p>66,9231</text:p>
          </table:table-cell>
          <table:table-cell office:value-type="float" office:value="74.0456" calcext:value-type="float">
            <text:p>74,0456</text:p>
          </table:table-cell>
          <table:table-cell office:value-type="float" office:value="164.63512" calcext:value-type="float">
            <text:p>164,63512</text:p>
          </table:table-cell>
        </table:table-row>
        <table:table-row table:style-name="ro1">
          <table:table-cell office:value-type="string" calcext:value-type="string">
            <text:p>8 / 1</text:p>
          </table:table-cell>
          <table:table-cell office:value-type="float" office:value="39.2043" calcext:value-type="float">
            <text:p>39,2043</text:p>
          </table:table-cell>
          <table:table-cell office:value-type="float" office:value="74.3954" calcext:value-type="float">
            <text:p>74,3954</text:p>
          </table:table-cell>
          <table:table-cell office:value-type="float" office:value="67.2168" calcext:value-type="float">
            <text:p>67,2168</text:p>
          </table:table-cell>
          <table:table-cell office:value-type="float" office:value="39.0757" calcext:value-type="float">
            <text:p>39,0757</text:p>
          </table:table-cell>
          <table:table-cell office:value-type="float" office:value="51.0086" calcext:value-type="float">
            <text:p>51,0086</text:p>
          </table:table-cell>
        </table:table-row>
        <table:table-row table:style-name="ro1">
          <table:table-cell office:value-type="string" calcext:value-type="string">
            <text:p>8 / 8</text:p>
          </table:table-cell>
          <table:table-cell table:style-name="ce1" office:value-type="float" office:value="33.0371" calcext:value-type="float">
            <text:p>33,0371</text:p>
          </table:table-cell>
          <table:table-cell office:value-type="float" office:value="38.4386" calcext:value-type="float">
            <text:p>38,4386</text:p>
          </table:table-cell>
          <table:table-cell office:value-type="float" office:value="40.3417" calcext:value-type="float">
            <text:p>40,3417</text:p>
          </table:table-cell>
          <table:table-cell office:value-type="float" office:value="13.0816" calcext:value-type="float">
            <text:p>13,0816</text:p>
          </table:table-cell>
          <table:table-cell office:value-type="float" office:value="21.0369" calcext:value-type="float">
            <text:p>21,036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-00-0000</text:date>, <text:time style:data-style-name="N2" text:time-value="15:35:47.738044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7:15:51.943502810</meta:creation-date>
    <dc:date>2016-11-18T16:35:44.103385041</dc:date>
    <meta:editing-duration>PT7M35S</meta:editing-duration>
    <meta:editing-cycles>4</meta:editing-cycles>
    <meta:generator>LibreOffice/4.2.8.2$Linux_X86_64 LibreOffice_project/420m0$Build-2</meta:generator>
    <meta:document-statistic meta:table-count="1" meta:cell-count="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87cm" svg:y="0.316cm" chart:style-name="ch2">
          <text:p>MPI speedup of wave equation</text:p>
        </chart:title>
        <chart:legend chart:legend-position="end" svg:x="13.942cm" svg:y="3.205cm" style:legend-expansion="high" chart:style-name="ch3"/>
        <chart:plot-area chart:style-name="ch4" table:cell-range-address="Sheet1.A1:Sheet1.F5" chart:data-source-has-labels="both" svg:x="1.331cm" svg:y="1.301cm" svg:width="12.291cm" svg:height="6.538cm">
          <chartooo:coordinate-region svg:x="1.952cm" svg:y="1.5cm" svg:width="11.324cm" svg:height="5.692cm"/>
          <chart:axis chart:dimension="x" chart:name="primary-x" chart:style-name="ch5" chartooo:axis-type="auto">
            <chartooo:date-scale/>
            <chart:title svg:x="6.109cm" svg:y="8.019cm" chart:style-name="ch6">
              <text:p>nodes / processes</text:p>
            </chart:title>
            <chart:categories table:cell-range-address="Sheet1.A2:Sheet1.A5"/>
          </chart:axis>
          <chart:axis chart:dimension="y" chart:name="primary-y" chart:style-name="ch5">
            <chart:title svg:x="0.451cm" svg:y="5.289cm" chart:style-name="ch7">
              <text:p>Speedup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line">
            <chart:data-point chart:repeated="4"/>
          </chart:series>
          <chart:series chart:style-name="ch10" chart:values-cell-range-address="Sheet1.C2:Sheet1.C5" chart:label-cell-address="Sheet1.C1:Sheet1.C1" chart:class="chart:line">
            <chart:data-point chart:repeated="4"/>
          </chart:series>
          <chart:series chart:style-name="ch11" chart:values-cell-range-address="Sheet1.D2:Sheet1.D5" chart:label-cell-address="Sheet1.D1:Sheet1.D1" chart:class="chart:line">
            <chart:data-point chart:repeated="4"/>
          </chart:series>
          <chart:series chart:style-name="ch12" chart:values-cell-range-address="Sheet1.E2:Sheet1.E5" chart:label-cell-address="Sheet1.E1:Sheet1.E1" chart:class="chart:line">
            <chart:data-point chart:repeated="4"/>
          </chart:series>
          <chart:series chart:style-name="ch13" chart:values-cell-range-address="Sheet1.F2:Sheet1.F5" chart:label-cell-address="Sheet1.F1:Sheet1.F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3</text:p>
                <draw:g>
                  <svg:desc>Sheet1.B1:Sheet1.B1</svg:desc>
                </draw:g>
              </table:table-cell>
              <table:table-cell office:value-type="string">
                <text:p>10^4</text:p>
                <draw:g>
                  <svg:desc>Sheet1.C1:Sheet1.C1</svg:desc>
                </draw:g>
              </table:table-cell>
              <table:table-cell office:value-type="string">
                <text:p>10^5</text:p>
                <draw:g>
                  <svg:desc>Sheet1.D1:Sheet1.D1</svg:desc>
                </draw:g>
              </table:table-cell>
              <table:table-cell office:value-type="string">
                <text:p>10^6</text:p>
                <draw:g>
                  <svg:desc>Sheet1.E1:Sheet1.E1</svg:desc>
                </draw:g>
              </table:table-cell>
              <table:table-cell office:value-type="string">
                <text:p>10^7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/ 1</text:p>
                <draw:g>
                  <svg:desc>Sheet1.A2:Sheet1.A5</svg:desc>
                </draw:g>
              </table:table-cell>
              <table:table-cell office:value-type="float" office:value="1">
                <text:p>1</text:p>
                <draw:g>
                  <svg:desc>Sheet1.B2:Sheet1.B5</svg:desc>
                </draw:g>
              </table:table-cell>
              <table:table-cell office:value-type="float" office:value="1">
                <text:p>1</text:p>
                <draw:g>
                  <svg:desc>Sheet1.C2:Sheet1.C5</svg:desc>
                </draw:g>
              </table:table-cell>
              <table:table-cell office:value-type="float" office:value="1">
                <text:p>1</text:p>
                <draw:g>
                  <svg:desc>Sheet1.D2:Sheet1.D5</svg:desc>
                </draw:g>
              </table:table-cell>
              <table:table-cell office:value-type="float" office:value="1">
                <text:p>1</text:p>
                <draw:g>
                  <svg:desc>Sheet1.E2:Sheet1.E5</svg:desc>
                </draw:g>
              </table:table-cell>
              <table:table-cell office:value-type="float" office:value="1">
                <text:p>1</text:p>
                <draw:g>
                  <svg:desc>Sheet1.F2:Sheet1.F5</svg:desc>
                </draw:g>
              </table:table-cell>
            </table:table-row>
            <table:table-row>
              <table:table-cell office:value-type="string">
                <text:p>1 / 8</text:p>
              </table:table-cell>
              <table:table-cell office:value-type="float" office:value="1.37320670458947">
                <text:p>1.37320670458947</text:p>
              </table:table-cell>
              <table:table-cell office:value-type="float" office:value="4.51551899993104">
                <text:p>4.51551899993104</text:p>
              </table:table-cell>
              <table:table-cell office:value-type="float" office:value="6.2758599048759">
                <text:p>6.2758599048759</text:p>
              </table:table-cell>
              <table:table-cell office:value-type="float" office:value="4.14069168188252">
                <text:p>4.14069168188252</text:p>
              </table:table-cell>
              <table:table-cell office:value-type="float" office:value="1.80398933107347">
                <text:p>1.80398933107347</text:p>
              </table:table-cell>
            </table:table-row>
            <table:table-row>
              <table:table-cell office:value-type="string">
                <text:p>8 / 1</text:p>
              </table:table-cell>
              <table:table-cell office:value-type="float" office:value="0.922406470718773">
                <text:p>0.922406470718773</text:p>
              </table:table-cell>
              <table:table-cell office:value-type="float" office:value="3.34437344244402">
                <text:p>3.34437344244402</text:p>
              </table:table-cell>
              <table:table-cell office:value-type="float" office:value="6.24843789052737">
                <text:p>6.24843789052737</text:p>
              </table:table-cell>
              <table:table-cell office:value-type="float" office:value="7.8463085754062">
                <text:p>7.8463085754062</text:p>
              </table:table-cell>
              <table:table-cell office:value-type="float" office:value="5.8225475704097">
                <text:p>5.8225475704097</text:p>
              </table:table-cell>
            </table:table-row>
            <table:table-row>
              <table:table-cell office:value-type="string">
                <text:p>8 / 8</text:p>
              </table:table-cell>
              <table:table-cell office:value-type="float" office:value="1.09459668070139">
                <text:p>1.09459668070139</text:p>
              </table:table-cell>
              <table:table-cell office:value-type="float" office:value="6.47281638769362">
                <text:p>6.47281638769362</text:p>
              </table:table-cell>
              <table:table-cell office:value-type="float" office:value="10.4110634901355">
                <text:p>10.4110634901355</text:p>
              </table:table-cell>
              <table:table-cell office:value-type="float" office:value="23.4375">
                <text:p>23.4375</text:p>
              </table:table-cell>
              <table:table-cell office:value-type="float" office:value="14.1180497126478">
                <text:p>14.11804971264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